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size="14pt" fo:font-weight="normal" officeooo:rsid="001f87b3" officeooo:paragraph-rsid="001f87b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3071a"/>
    </style:style>
    <style:style style:name="P7" style:family="paragraph" style:parent-style-name="Text_20_body">
      <style:paragraph-properties fo:margin-left="0in" fo:margin-right="0in" fo:text-indent="0in" style:auto-text-indent="false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2368e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 officeooo:rsid="001fcccd"/>
    </style:style>
    <style:style style:name="T3" style:family="text">
      <style:text-properties fo:language="ru" fo:country="RU" officeooo:rsid="002368e3"/>
    </style:style>
    <style:style style:name="T4" style:family="text">
      <style:text-properties fo:language="en" fo:country="US" officeooo:rsid="001fcccd"/>
    </style:style>
    <style:style style:name="T5" style:family="text">
      <style:text-properties fo:language="en" fo:country="US" officeooo:rsid="0023071a"/>
    </style:style>
    <style:style style:name="T6" style:family="text">
      <style:text-properties officeooo:rsid="0023071a"/>
    </style:style>
    <style:style style:name="T7" style:family="text">
      <style:text-properties fo:background-color="#ffffff" loext:char-shading-value="0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3071a" style:font-size-asian="14pt" style:font-weight-asian="normal" style:font-size-complex="14pt" style:font-weight-complex="normal"/>
    </style:style>
    <style:style style:name="T10" style:family="text">
      <style:text-properties fo:font-size="14pt" fo:language="ru" fo:country="RU" fo:font-weight="normal" officeooo:rsid="0020c319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223e12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2368e3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020c319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020c319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size="14pt" fo:language="en" fo:country="US" fo:font-weight="normal" officeooo:rsid="0023071a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223e12" style:font-size-asian="14pt" style:font-weight-asian="normal" style:font-size-complex="14pt" style:font-weight-complex="normal"/>
    </style:style>
    <style:style style:name="T17" style:family="text">
      <style:text-properties fo:font-size="14pt" fo:language="en" fo:country="US" fo:font-weight="normal" officeooo:rsid="002368e3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fo:font-style="italic" fo:font-weight="bold" officeooo:rsid="00223e12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officeooo:rsid="002368e3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below" style:vertical-rel="char" style:horizontal-pos="from-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Frame1" text:anchor-type="char" svg:x="0in" svg:width="0.0161in" draw:z-index="0"><draw:text-box fo:min-height="0.0161in"><text:p text:style-name="P7">Progress on this step isn't tracked because you might want to repeat it.</text:p></draw:text-box></draw:frame>Lightning Experience Rollout strategy </text:p>
      <text:p text:style-name="P5"/>
      <text:p text:style-name="P2"/>
      <text:h text:style-name="P1" text:outline-level="1">Lightning Experience Transition Assistant</text:h>
      <text:p text:style-name="P3"/>
      <text:p text:style-name="P4"><text:span text:style-name="T1">Phase</text:span><text:line-break/> <text:span text:style-name="T1">Discover Phase</text:span></text:p>
      <text:p text:style-name="P4"><text:s text:c="3"/>- <text:span text:style-name="T2">изучение и поиск преимущества </text:span><text:span text:style-name="T4">Lightning </text:span><text:span text:style-name="T2">версии<text:line-break/> <text:s text:c="2"/>- подготовка обоснования перехда на </text:span><text:span text:style-name="T4">Lightning – </text:span><text:span text:style-name="T2">экономия, эффективность и рост бизнеса после внедрения </text:span><text:span text:style-name="T4">Lightning<text:line-break/> <text:s text:c="2"/>- </text:span><text:span text:style-name="T2">разработать план внедрения </text:span><text:span text:style-name="T4">Lightning<text:line-break/> <text:s text:c="2"/>- </text:span><text:span text:style-name="T2">согласовать план с руководством и заинтересованными</text:span><text:line-break/><text:line-break/> <text:span text:style-name="T1">Roll Out Phase</text:span> </text:p>
      <text:p text:style-name="P6"><text:span text:style-name="T8">- </text:span><text:span text:style-name="T10">подготовить пользователей к переходу на </text:span><text:span text:style-name="T13">Lightning <text:line-break/><text:tab/> </text:span><text:span text:style-name="T15">(</text:span><text:span text:style-name="T5">Educate and excite everyone about the coming change. </text:span><text:span text:style-name="T15">)</text:span><text:span text:style-name="T13"><text:line-break/> - </text:span><text:span text:style-name="T10">настроить </text:span><text:span text:style-name="T13">Lightning feature (activities, record page)<text:line-break/><text:tab/></text:span><text:span text:style-name="T15">*</text:span><text:span text:style-name="T13">Learn about recommended Lightning Experience features</text:span></text:p>
      <text:p text:style-name="P6"><text:span text:style-name="T13"><text:tab/></text:span><text:span text:style-name="T15">*</text:span><text:span text:style-name="T13">Display record pages in the classic-like Full view</text:span></text:p>
      <text:p text:style-name="P6"><text:span text:style-name="T13"><text:tab/></text:span><text:span text:style-name="T15">*</text:span><text:span text:style-name="T13">Configure the activities view on record pages </text:span><text:span text:style-name="T15">(Activity Timeline or Activities related List)</text:span><text:span text:style-name="T13"><text:tab/></text:span></text:p>
      <text:p text:style-name="P6"><text:span text:style-name="T13"><text:tab/></text:span><text:span text:style-name="T15">*</text:span><text:span text:style-name="T13">Turn on enhanced Notes<text:line-break/><text:tab/></text:span><text:span text:style-name="T15">*</text:span><text:span text:style-name="T14">Set up a Path</text:span></text:p>
      <text:p text:style-name="P6"><text:span text:style-name="T13"><text:tab/></text:span><text:span text:style-name="T15">*</text:span><text:span text:style-name="T13">Turn on News</text:span></text:p>
      <text:p text:style-name="P6"><text:span text:style-name="T13"><text:tab/></text:span><text:span text:style-name="T15">*</text:span><text:span text:style-name="T13">Customize the Lightning Experience Home Page</text:span></text:p>
      <text:p text:style-name="P6"><text:span text:style-name="T13"><text:tab/></text:span><text:span text:style-name="T15">*</text:span><text:span text:style-name="T13">Customize components on each object's record pages<text:tab/></text:span></text:p>
      <text:p text:style-name="P8"><text:span text:style-name="T13"><text:tab/></text:span><text:span text:style-name="T15">*</text:span><text:span text:style-name="T13">Set up My Domain<text:line-break/> <text:s text:c="2"/>- </text:span><text:span text:style-name="T10">настроить компоненты на </text:span><text:span text:style-name="T13">record pages <text:line-break/> <text:s text:c="2"/>- </text:span><text:span text:style-name="T17">Adjust Existing Customization</text:span><text:span text:style-name="T13"> </text:span><text:span text:style-name="T11">поправить сущестсвую логику/компоненты -(</text:span><text:span text:style-name="T16">actions/button – Log a Call, New Event || convert JavaScript button to Lightning alternative<text:line-break/> <text:s text:c="3"/></text:span><text:span text:style-name="T18">Lightning Experience Configuration Converter </text:span><text:span text:style-name="T16"><text:line-break/></text:span><text:soft-page-break/><text:span text:style-name="T16"> <text:s text:c="7"/></text:span><text:span text:style-name="T17">* actions and buttons for Lightning<text:line-break/> <text:s text:c="7"/>* convert javascript button<text:line-break/> <text:s text:c="7"/>* visualforce pages<text:line-break/> <text:s text:c="7"/>* hard coded urls<text:line-break/> <text:s text:c="7"/>* appExchangePackages</text:span></text:p>
      <text:p text:style-name="P8"><text:span text:style-name="T17"/></text:p>
      <text:p text:style-name="P8"><text:span text:style-name="T17"><text:s text:c="4"/>- Launch Lightning Experience<text:line-break/> <text:s text:c="7"/></text:span><text:span text:style-name="T12">* найти команду первопроходцев<text:line-break/> <text:s text:c="7"/>* оттестировать неделю<text:line-break/> <text:s text:c="7"/>* включить всем </text:span><text:span text:style-name="T17">Lightning<text:line-break/></text:span></text:p>
      <text:p text:style-name="P8"><text:span text:style-name="T17"><text:s text:c="6"/></text:span></text:p>
      <text:p text:style-name="P3"/>
      <text:p text:style-name="P3"><text:s/><text:span text:style-name="T1">Optimize Phase</text:span></text:p>
      <text:p text:style-name="P8"><text:span text:style-name="T8"><text:s text:c="2"/>- </text:span><text:span text:style-name="T12">проверить метрики <text:line-break/> <text:s text:c="6"/>* фидбеки <text:line-break/> <text:s text:c="6"/>* </text:span><text:span text:style-name="T3">Lightning Usage </text:span><text:span text:style-name="T12"><text:line-break/> <text:s/>- мотивировать на работу с </text:span><text:span text:style-name="T17">Lightning<text:line-break/> <text:s/>- </text:span><text:span text:style-name="T12">отключить </text:span><text:span text:style-name="T17">Classic</text:span></text:p>
      <text:h text:style-name="P1" text:outline-level="1">Lightning Usage - <text:s/>tracks adoption and usage of Lightning Experience, so you can monitor the progress of your transition and understand your users’ needs.</text:h>
      <text:p text:style-name="P3">Salesforce Optimizer <text:s text:c="2"/>- Analyze your implementation to find ways to simplify customizations and drive feature adop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5T13:00:03.120000000</meta:creation-date>
    <dc:date>2024-10-15T07:59:13.321000000</dc:date>
    <meta:editing-duration>PT3H40M10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19" meta:word-count="261" meta:character-count="1983" meta:non-whitespace-character-count="1592"/>
  </office:meta>
</office:document-meta>
</file>